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Service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HttpServl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Service.getDateHeader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Headers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Header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HttpReques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isUserInRole( java . lang .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IntHeader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Wrapper( HttpRequestService request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equestService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HttpRequestService( ServletBeanContext bea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Service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